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0543" officeooo:paragraph-rsid="00170543"/>
    </style:style>
    <style:style style:name="P2" style:family="paragraph" style:parent-style-name="Standard">
      <style:paragraph-properties fo:text-align="center" style:justify-single-word="false"/>
      <style:text-properties officeooo:rsid="00170543" officeooo:paragraph-rsid="00170543"/>
    </style:style>
    <style:style style:name="P3" style:family="paragraph" style:parent-style-name="Standard">
      <style:text-properties fo:font-weight="bold" officeooo:rsid="00170543" officeooo:paragraph-rsid="00170543" style:font-weight-asian="bold" style:font-weight-complex="bold"/>
    </style:style>
    <style:style style:name="P4" style:family="paragraph" style:parent-style-name="Standard">
      <style:text-properties fo:font-weight="bold" officeooo:rsid="00170cec" officeooo:paragraph-rsid="00170cec" style:font-weight-asian="bold" style:font-weight-complex="bold"/>
    </style:style>
    <style:style style:name="P5" style:family="paragraph" style:parent-style-name="Standard">
      <style:text-properties fo:font-weight="bold" officeooo:rsid="0018f381" officeooo:paragraph-rsid="0018f381" style:font-weight-asian="bold" style:font-weight-complex="bold"/>
    </style:style>
    <style:style style:name="P6" style:family="paragraph" style:parent-style-name="Standard">
      <style:text-properties fo:font-weight="bold" officeooo:rsid="0018f381" officeooo:paragraph-rsid="001d3388" style:font-weight-asian="bold" style:font-weight-complex="bold"/>
    </style:style>
    <style:style style:name="P7" style:family="paragraph" style:parent-style-name="Standard">
      <style:text-properties fo:font-weight="bold" officeooo:rsid="0018f381" officeooo:paragraph-rsid="001f1323" style:font-weight-asian="bold" style:font-weight-complex="bold"/>
    </style:style>
    <style:style style:name="P8" style:family="paragraph" style:parent-style-name="Standard">
      <style:text-properties fo:font-weight="bold" officeooo:rsid="0018f381" officeooo:paragraph-rsid="0020974a" style:font-weight-asian="bold" style:font-weight-complex="bold"/>
    </style:style>
    <style:style style:name="P9" style:family="paragraph" style:parent-style-name="Standard">
      <style:text-properties fo:font-weight="bold" officeooo:rsid="001ac553" officeooo:paragraph-rsid="001ac553" style:font-weight-asian="bold" style:font-weight-complex="bold"/>
    </style:style>
    <style:style style:name="P10" style:family="paragraph" style:parent-style-name="Standard">
      <style:text-properties fo:font-weight="bold" officeooo:rsid="001c4ffd" officeooo:paragraph-rsid="001c4ffd" style:font-weight-asian="bold" style:font-weight-complex="bold"/>
    </style:style>
    <style:style style:name="P11" style:family="paragraph" style:parent-style-name="Standard">
      <style:text-properties fo:font-weight="bold" officeooo:rsid="001d3388" officeooo:paragraph-rsid="001d3388" style:font-weight-asian="bold" style:font-weight-complex="bold"/>
    </style:style>
    <style:style style:name="P12" style:family="paragraph" style:parent-style-name="Standard">
      <style:text-properties fo:font-weight="bold" officeooo:rsid="0020974a" officeooo:paragraph-rsid="0020974a" style:font-weight-asian="bold" style:font-weight-complex="bold"/>
    </style:style>
    <style:style style:name="P13" style:family="paragraph" style:parent-style-name="Standard">
      <style:text-properties fo:font-weight="bold" officeooo:rsid="00222dff" officeooo:paragraph-rsid="00222dff" style:font-weight-asian="bold" style:font-weight-complex="bold"/>
    </style:style>
    <style:style style:name="P14" style:family="paragraph" style:parent-style-name="Standard">
      <style:text-properties fo:font-weight="bold" officeooo:rsid="002cf3cf" officeooo:paragraph-rsid="002cf3cf" style:font-weight-asian="bold" style:font-weight-complex="bold"/>
    </style:style>
    <style:style style:name="P15" style:family="paragraph" style:parent-style-name="Standard">
      <style:text-properties fo:font-style="italic" fo:font-weight="bold" officeooo:rsid="0018f381" officeooo:paragraph-rsid="0020974a" style:font-style-asian="italic" style:font-weight-asian="bold" style:font-style-complex="italic" style:font-weight-complex="bold"/>
    </style:style>
    <style:style style:name="P16" style:family="paragraph" style:parent-style-name="Standard">
      <style:text-properties style:text-underline-style="none" fo:font-weight="bold" officeooo:rsid="00222dff" officeooo:paragraph-rsid="00222dff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24c842" officeooo:paragraph-rsid="0024c842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27bc01" officeooo:paragraph-rsid="0027bc01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2991f5" officeooo:paragraph-rsid="002991f5" style:font-weight-asian="bold" style:font-weight-complex="bold"/>
    </style:style>
    <style:style style:name="P20" style:family="paragraph" style:parent-style-name="Standard">
      <style:text-properties officeooo:rsid="0026f9f4" officeooo:paragraph-rsid="0026f9f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f381" style:font-weight-asian="normal" style:font-weight-complex="normal"/>
    </style:style>
    <style:style style:name="T3" style:family="text">
      <style:text-properties fo:font-weight="normal" officeooo:rsid="001ac553" style:font-weight-asian="normal" style:font-weight-complex="normal"/>
    </style:style>
    <style:style style:name="T4" style:family="text">
      <style:text-properties fo:font-weight="normal" officeooo:rsid="001d3388" style:font-weight-asian="normal" style:font-weight-complex="normal"/>
    </style:style>
    <style:style style:name="T5" style:family="text">
      <style:text-properties fo:font-weight="normal" officeooo:rsid="001e8b0c" style:font-weight-asian="normal" style:font-weight-complex="normal"/>
    </style:style>
    <style:style style:name="T6" style:family="text">
      <style:text-properties fo:font-weight="normal" officeooo:rsid="0020974a" style:font-weight-asian="normal" style:font-weight-complex="normal"/>
    </style:style>
    <style:style style:name="T7" style:family="text">
      <style:text-properties fo:font-weight="normal" officeooo:rsid="0023bfb4" style:font-weight-asian="normal" style:font-weight-complex="normal"/>
    </style:style>
    <style:style style:name="T8" style:family="text">
      <style:text-properties fo:font-weight="normal" officeooo:rsid="0024c842" style:font-weight-asian="normal" style:font-weight-complex="normal"/>
    </style:style>
    <style:style style:name="T9" style:family="text">
      <style:text-properties fo:font-weight="normal" officeooo:rsid="00262681" style:font-weight-asian="normal" style:font-weight-complex="normal"/>
    </style:style>
    <style:style style:name="T10" style:family="text">
      <style:text-properties fo:font-weight="normal" officeooo:rsid="0026f9f4" style:font-weight-asian="normal" style:font-weight-complex="normal"/>
    </style:style>
    <style:style style:name="T11" style:family="text">
      <style:text-properties fo:font-weight="normal" officeooo:rsid="0027bc01" style:font-weight-asian="normal" style:font-weight-complex="normal"/>
    </style:style>
    <style:style style:name="T12" style:family="text">
      <style:text-properties style:text-line-through-style="solid" style:text-line-through-type="single" fo:font-weight="normal" style:font-weight-asian="normal" style:font-weight-complex="normal"/>
    </style:style>
    <style:style style:name="T13" style:family="text">
      <style:text-properties style:text-line-through-style="solid" style:text-line-through-type="single" fo:font-weight="normal" officeooo:rsid="00170cec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1ac553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1b3ee5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1d3388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1e8b0c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20974a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23bfb4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26f9f4" style:font-weight-asian="normal" style:font-weight-complex="normal"/>
    </style:style>
    <style:style style:name="T22" style:family="text">
      <style:text-properties officeooo:rsid="0020974a"/>
    </style:style>
    <style:style style:name="T23" style:family="text">
      <style:text-properties officeooo:rsid="0026f9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gorithme</text:p>
      <text:p text:style-name="P1"/>
      <text:p text:style-name="P1">commentaire :</text:p>
      <text:p text:style-name="P1">Co……...Fco</text:p>
      <text:p text:style-name="P1"/>
      <text:p text:style-name="P1">chaîne de caractère :</text:p>
      <text:p text:style-name="P1">-Car</text:p>
      <text:p text:style-name="P20">nombre non entier :</text:p>
      <text:p text:style-name="P1">-<text:span text:style-name="T23">Réel </text:span></text:p>
      <text:p text:style-name="P1"/>
      <text:p text:style-name="P1">-Ent</text:p>
      <text:p text:style-name="P1"/>
      <text:p text:style-name="P1">Vrai/faux :</text:p>
      <text:p text:style-name="P1">-Bool</text:p>
      <text:p text:style-name="P1"/>
      <text:p text:style-name="P1">Affectation :</text:p>
      <text:p text:style-name="P1">-nom de la variable ← valeur</text:p>
      <text:p text:style-name="P1"/>
      <text:p text:style-name="P1">On borne son bloc programme :</text:p>
      <text:p text:style-name="P1"/>
      <text:p text:style-name="P1">Début</text:p>
      <text:p text:style-name="P1">.<text:line-break/>.</text:p>
      <text:p text:style-name="P1">.</text:p>
      <text:p text:style-name="P1">Fin</text:p>
      <text:p text:style-name="P1"/>
      <text:p text:style-name="P1">Afficher :</text:p>
      <text:p text:style-name="P1">-Ecrire(« …. » + …..)</text:p>
      <text:p text:style-name="P1"/>
      <text:p text:style-name="P1">Passer à la ligne :</text:p>
      <text:p text:style-name="P1">Alaligne </text:p>
      <text:p text:style-name="P1"/>
      <text:p text:style-name="P1">← lire</text:p>
      <text:p text:style-name="P1"/>
      <text:p text:style-name="P1">si </text:p>
      <text:p text:style-name="P1">alors</text:p>
      <text:p text:style-name="P1">sinon</text:p>
      <text:p text:style-name="P1">finsi</text:p>
      <text:p text:style-name="P1"/>
      <text:p text:style-name="P1">suivant ...nom variable</text:p>
      <text:p text:style-name="P1"/>
      <text:p text:style-name="P1">1:Ecrire(Janvier)</text:p>
      <text:p text:style-name="P1">2…</text:p>
      <text:p text:style-name="P1"/>
      <text:p text:style-name="P1">Autre cas :</text:p>
      <text:p text:style-name="P1">Finsuivant :</text:p>
      <text:p text:style-name="P1"/>
      <text:p text:style-name="P3">Les boucles :</text:p>
      <text:p text:style-name="P3"/>
      <text:p text:style-name="P3"><text:s/><text:span text:style-name="T1">Tantque </text:span><text:span text:style-name="T12">condition</text:span><text:span text:style-name="T1"> Faire </text:span><text:span text:style-name="T13">action</text:span></text:p>
      <text:p text:style-name="P3"><text:span text:style-name="T1"><text:s/>Refaire</text:span></text:p>
      <text:p text:style-name="P3"><text:span text:style-name="T1"/></text:p>
      <text:p text:style-name="P3"><text:soft-page-break/><text:span text:style-name="T1">Jqa </text:span><text:span text:style-name="T12">condition</text:span><text:span text:style-name="T1"> Faire </text:span><text:span text:style-name="T13">action</text:span></text:p>
      <text:p text:style-name="P3"><text:span text:style-name="T1">Refaire</text:span></text:p>
      <text:p text:style-name="P4"><text:span text:style-name="T1">Faire </text:span><text:span text:style-name="T12">action</text:span></text:p>
      <text:p text:style-name="P4"><text:span text:style-name="T1"/></text:p>
      <text:p text:style-name="P4"><text:span text:style-name="T1">Tantque </text:span><text:span text:style-name="T12">condition</text:span><text:span text:style-name="T1"> Refaire</text:span></text:p>
      <text:p text:style-name="P4"><text:span text:style-name="T1"/></text:p>
      <text:p text:style-name="P4">Les opérateurs :</text:p>
      <text:p text:style-name="P4"><text:span text:style-name="T1"><text:s/>ET</text:span></text:p>
      <text:p text:style-name="P4"><text:span text:style-name="T1">OU</text:span></text:p>
      <text:p text:style-name="P4"><text:span text:style-name="T1"/></text:p>
      <text:p text:style-name="P4"><text:span text:style-name="T1">*</text:span><text:span text:style-name="T2">multiplication</text:span></text:p>
      <text:p text:style-name="P4"><text:span text:style-name="T1">/division</text:span></text:p>
      <text:p text:style-name="P4"><text:span text:style-name="T1">Div – </text:span><text:span text:style-name="T2">quotient</text:span><text:span text:style-name="T1">- résultat de la division</text:span></text:p>
      <text:p text:style-name="P4"><text:span text:style-name="T1">Mod- Modulo, reste de la division (si il existe nombre impair)</text:span></text:p>
      <text:p text:style-name="P4"><text:span text:style-name="T1">+ addition</text:span></text:p>
      <text:p text:style-name="P4"><text:span text:style-name="T1">- soustraction</text:span></text:p>
      <text:p text:style-name="P4"><text:span text:style-name="T1"/></text:p>
      <text:p text:style-name="P4"><text:span text:style-name="T1">&gt; strictement supérieur</text:span></text:p>
      <text:p text:style-name="P4"><text:span text:style-name="T1">&lt; strictement inférieur</text:span></text:p>
      <text:p text:style-name="P4"><text:span text:style-name="T1">=≥ </text:span><text:span text:style-name="T2">supérieur ou</text:span><text:span text:style-name="T1"> égal</text:span></text:p>
      <text:p text:style-name="P4"><text:span text:style-name="T1">≤ inférieur ou égal</text:span></text:p>
      <text:p text:style-name="P4"><text:span text:style-name="T1">= </text:span></text:p>
      <text:p text:style-name="P4"><text:span text:style-name="T1">.&lt;.&gt;.</text:span></text:p>
      <text:p text:style-name="P10"><text:span text:style-name="T1">longueur(….) donne la longueur en chiffre d’une chaîne de caractère</text:span></text:p>
      <text:p text:style-name="P4"><text:span text:style-name="T1"/></text:p>
      <text:p text:style-name="P4"><text:span text:style-name="T1">nom_variable**.. élévation a la puissance <text:s/>ex : var**2 <text:s/></text:span><text:span text:style-name="T2">= </text:span><text:span text:style-name="T1">var puissance 2</text:span></text:p>
      <text:p text:style-name="P4"><text:span text:style-name="T1"/></text:p>
      <text:p text:style-name="P14"><text:span text:style-name="T1">math,pow(variable,3)</text:span></text:p>
      <text:p text:style-name="P4"><text:span text:style-name="T1"/></text:p>
      <text:p text:style-name="P5"><text:span text:style-name="T1">Saisie de l’utilisateur :</text:span></text:p>
      <text:p text:style-name="P5"><text:span text:style-name="T1">Saisie</text:span></text:p>
      <text:p text:style-name="P5"><text:span text:style-name="T1"/></text:p>
      <text:p text:style-name="P5"><text:span text:style-name="T1">Exemple d’algo :</text:span></text:p>
      <text:p text:style-name="P5"><text:span text:style-name="T1">Début</text:span></text:p>
      <text:p text:style-name="P5"><text:span text:style-name="T1"><text:tab/></text:span><text:span text:style-name="T14">Co Déclaration des variables Fco</text:span></text:p>
      <text:p text:style-name="P5"><text:span text:style-name="T1"><text:tab/>Ent choix, résultat</text:span></text:p>
      <text:p text:style-name="P5"><text:span text:style-name="T1"/></text:p>
      <text:p text:style-name="P5"><text:span text:style-name="T1"><text:tab/></text:span><text:span text:style-name="T14">Co Saisie de l’utilisateur Fco</text:span></text:p>
      <text:p text:style-name="P5"><text:span text:style-name="T1"><text:tab/>choix ← Saisie</text:span></text:p>
      <text:p text:style-name="P5"><text:span text:style-name="T1"><text:tab/></text:span></text:p>
      <text:p text:style-name="P7"><text:span text:style-name="T1"><text:tab/></text:span><text:span text:style-name="T18">Co vérification Fco</text:span></text:p>
      <text:p text:style-name="P5"><text:span text:style-name="T1"><text:tab/>Suivant choix </text:span></text:p>
      <text:p text:style-name="P5"><text:span text:style-name="T1"><text:tab/><text:tab/>1 :choix = Ent</text:span></text:p>
      <text:p text:style-name="P5"><text:span text:style-name="T1"><text:tab/><text:tab/>Autre Cas : Ecrire (« Votre saisie n’est pas valide »)</text:span></text:p>
      <text:p text:style-name="P5"><text:span text:style-name="T1"/></text:p>
      <text:p text:style-name="P5"><text:span text:style-name="T1"><text:tab/></text:span><text:span text:style-name="T15">Co </text:span><text:span text:style-name="T16">calcul</text:span><text:span text:style-name="T15"> du carré de la saisie Fco</text:span></text:p>
      <text:p text:style-name="P5"><text:span text:style-name="T3"><text:tab/><text:tab/>résultat← choix**2</text:span></text:p>
      <text:p text:style-name="P5"><text:span text:style-name="T3"><text:tab/></text:span><text:span text:style-name="T15">Co affichage du résultat Fco</text:span></text:p>
      <text:p text:style-name="P5"><text:span text:style-name="T3"><text:tab/><text:tab/>Ecrire (« le carré de » + choix + « est »+ résultat)</text:span></text:p>
      <text:p text:style-name="P9"><text:span text:style-name="T3">F</text:span><text:span text:style-name="T1">in</text:span></text:p>
      <text:p text:style-name="P5"><text:span text:style-name="T3"/></text:p>
      <text:p text:style-name="P6"><text:span text:style-name="T4"/></text:p>
      <text:p text:style-name="P6"><text:soft-page-break/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>Exercice :</text:span></text:p>
      <text:p text:style-name="P6"><text:span text:style-name="T4"/></text:p>
      <text:p text:style-name="P11"><text:span text:style-name="T14">Afficher la longueur du nom saisie </text:span><text:span text:style-name="T19">par</text:span><text:span text:style-name="T14"> l’utilisateur </text:span><text:span text:style-name="T1">:</text:span></text:p>
      <text:p text:style-name="P11"><text:span text:style-name="T1">Début</text:span></text:p>
      <text:p text:style-name="P6"><text:span text:style-name="T4"><text:tab/></text:span><text:span text:style-name="T17">Co Déclaration des variables Fco</text:span></text:p>
      <text:p text:style-name="P8"><text:span text:style-name="T4"><text:tab/>Car nom</text:span></text:p>
      <text:p text:style-name="P8"><text:span text:style-name="T4"><text:s text:c="12"/></text:span><text:span text:style-name="T6">Ent </text:span><text:span text:style-name="T4">résultat</text:span></text:p>
      <text:p text:style-name="P8"><text:span text:style-name="T4"/></text:p>
      <text:p text:style-name="P6"><text:span text:style-name="T4"><text:tab/></text:span><text:span text:style-name="T17">Co saisie utilisateur Fco</text:span></text:p>
      <text:p text:style-name="P6"><text:span text:style-name="T4"><text:tab/>nom← Saisie</text:span></text:p>
      <text:p text:style-name="P6"><text:span text:style-name="T4"><text:tab/></text:span></text:p>
      <text:p text:style-name="P6"><text:span text:style-name="T4"><text:tab/></text:span><text:span text:style-name="T18">Co vérification Fco</text:span></text:p>
      <text:p text:style-name="P15"><text:span text:style-name="T22">Si (typeof(nom)=Car)</text:span><text:span text:style-name="T4"> </text:span><text:span text:style-name="T6">autre façon de faire.</text:span></text:p>
      <text:p text:style-name="P8"><text:span text:style-name="T4">Suivant nom</text:span></text:p>
      <text:p text:style-name="P6"><text:span text:style-name="T4"><text:tab/>1 : nom = Car</text:span></text:p>
      <text:p text:style-name="P6"><text:span text:style-name="T4"><text:tab/>Autre= Ecrire (« Veuillez entrer des caractères valide »)</text:span></text:p>
      <text:p text:style-name="P6"><text:span text:style-name="T4"/></text:p>
      <text:p text:style-name="P6"><text:span text:style-name="T4"><text:tab/></text:span><text:span text:style-name="T17">Co calcul longueur Fco</text:span></text:p>
      <text:p text:style-name="P6"><text:span text:style-name="T4"><text:tab/>résultat← </text:span><text:span text:style-name="T6">L</text:span><text:span text:style-name="T4">ongueur(nom)</text:span></text:p>
      <text:p text:style-name="P6"><text:span text:style-name="T4"><text:tab/></text:span><text:span text:style-name="T17">Co affichage nombre caractères Fco</text:span></text:p>
      <text:p text:style-name="P6"><text:span text:style-name="T4"><text:tab/>Ecrire (nom + « fait » + résultat +  « </text:span><text:span text:style-name="T5">caractères </text:span><text:span text:style-name="T4">de long »)</text:span></text:p>
      <text:p text:style-name="P12"><text:span text:style-name="T4">s</text:span><text:span text:style-name="T1">inon retour à la saisie</text:span></text:p>
      <text:p text:style-name="P11"><text:span text:style-name="T1">Fin</text:span></text:p>
      <text:p text:style-name="P11"><text:span text:style-name="T1"/></text:p>
      <text:p text:style-name="P13"><text:span text:style-name="T1">Exercice 2 :</text:span></text:p>
      <text:p text:style-name="P13"><text:span text:style-name="T1">Calculer et afficher la surface et le volume d’une sphère dont le rayon sera saisie au clavier</text:span></text:p>
      <text:p text:style-name="P13"><text:span text:style-name="T1"/></text:p>
      <text:p text:style-name="P13"><text:span text:style-name="T1">Début</text:span></text:p>
      <text:p text:style-name="P13"><text:span text:style-name="T1"><text:tab/></text:span><text:span text:style-name="T14">Co Déclaration des variables Fco</text:span></text:p>
      <text:p text:style-name="P13"><text:span text:style-name="T1"><text:tab/>R</text:span><text:span text:style-name="T11">eel</text:span><text:span text:style-name="T1"> </text:span><text:span text:style-name="T7">rayon, aire, volume</text:span></text:p>
      <text:p text:style-name="P13"><text:span text:style-name="T7"/></text:p>
      <text:p text:style-name="P13"><text:span text:style-name="T7"><text:tab/></text:span><text:span text:style-name="T20">Co saisie utilisateur Fco</text:span></text:p>
      <text:p text:style-name="P18"><text:span text:style-name="T7"><text:tab/>E</text:span><text:span text:style-name="T1">crire(« Saisissez le rayon de votre sphère »)</text:span></text:p>
      <text:p text:style-name="P13"><text:span text:style-name="T7"><text:tab/>rayon← saisie</text:span></text:p>
      <text:p text:style-name="P13"><text:span text:style-name="T7"/></text:p>
      <text:p text:style-name="P13"><text:span text:style-name="T7"><text:tab/></text:span><text:span text:style-name="T21">Co Verification Fco</text:span></text:p>
      <text:p text:style-name="P13"><text:span text:style-name="T7"><text:tab/>Si ( typeof(rayon)=</text:span><text:span text:style-name="T11">=Reel</text:span><text:span text:style-name="T7">)</text:span></text:p>
      <text:p text:style-name="P13"><text:span text:style-name="T7"><text:tab/>1 : rayon← saisie</text:span></text:p>
      <text:p text:style-name="P13"><text:span text:style-name="T7"><text:tab/>Autre= Ecrire (« Veuillez entrer </text:span><text:span text:style-name="T9">le rayon en chiffre</text:span><text:span text:style-name="T7"> »)</text:span></text:p>
      <text:p text:style-name="P13"><text:span text:style-name="T7"><text:tab/></text:span></text:p>
      <text:p text:style-name="P13"><text:span text:style-name="T7"><text:tab/></text:span><text:span text:style-name="T20">Co calcul volume et surface Fco</text:span></text:p>
      <text:p text:style-name="P16"><text:span text:style-name="T7"><text:tab/>aire← 4*pi</text:span><text:span text:style-name="T11">*</text:span><text:span text:style-name="T7">rayon** ,</text:span></text:p>
      <text:p text:style-name="P16"><text:span text:style-name="T7"><text:tab/>volume← 4/3*pi*rayon**3,</text:span></text:p>
      <text:p text:style-name="P16"><text:span text:style-name="T7"><text:tab/></text:span></text:p>
      <text:p text:style-name="P16"><text:span text:style-name="T7"><text:tab/></text:span><text:span text:style-name="T20">Co affichage volume et aire Fco</text:span></text:p>
      <text:p text:style-name="P16"><text:span text:style-name="T7"><text:tab/>Ecrire (« </text:span><text:span text:style-name="T8">la </text:span><text:span text:style-name="T9">sphère</text:span><text:span text:style-name="T8"> a une volume de »+volume+ «et une aire de : »+aire)</text:span></text:p>
      <text:p text:style-name="P16"><text:span text:style-name="T8"/></text:p>
      <text:p text:style-name="P19"><text:soft-page-break/><text:span text:style-name="T8">S</text:span><text:span text:style-name="T1">inon Retour au formulaire</text:span></text:p>
      <text:p text:style-name="P17"><text:span text:style-name="T8">F</text:span><text:span text:style-name="T1">in</text:span></text:p>
      <text:p text:style-name="P16"><text:span text:style-name="T7"/></text:p>
      <text:p text:style-name="P13"><text:span text:style-name="T7"><text:tab/></text:span></text:p>
      <text:p text:style-name="P13"><text:span text:style-name="T1"/></text:p>
      <text:p text:style-name="P13"><text:span text:style-name="T1"><text:s/></text:span></text:p>
      <text:p text:style-name="P6"><text:span text:style-name="T4"><text:tab/></text:span></text:p>
      <text:p text:style-name="P6"><text:span text:style-name="T4"/></text:p>
      <text:p text:style-name="P6"><text:span text:style-name="T4"><text:tab/></text:span><text:span text:style-name="T3"><text:tab/></text:span></text:p>
      <text:p text:style-name="P5"><text:span text:style-name="T1"><text:tab/><text:tab/></text:span></text:p>
      <text:p text:style-name="P5"><text:span text:style-name="T1"/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09:10:02.140699783</meta:creation-date>
    <dc:date>2019-07-30T13:19:34.001249236</dc:date>
    <meta:editing-duration>PT2H43M14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4" meta:paragraph-count="120" meta:word-count="409" meta:character-count="2362" meta:non-whitespace-character-count="1988"/>
  </office:meta>
</office:document-meta>
</file>